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Noto Serif" svg:font-family="'Noto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Noto Serif"/>
    </style:style>
    <style:style style:name="P2" style:family="paragraph" style:parent-style-name="Standard">
      <style:text-properties style:font-name="Noto Serif" officeooo:rsid="001f3170" officeooo:paragraph-rsid="001f3170"/>
    </style:style>
    <style:style style:name="P3" style:family="paragraph" style:parent-style-name="Standard">
      <style:text-properties style:font-name="Noto Serif" officeooo:rsid="00209573" officeooo:paragraph-rsid="00209573"/>
    </style:style>
    <style:style style:name="P4" style:family="paragraph" style:parent-style-name="Standard">
      <style:text-properties style:font-name="Noto Serif" officeooo:rsid="00247098" officeooo:paragraph-rsid="00247098"/>
    </style:style>
    <style:style style:name="P5" style:family="paragraph" style:parent-style-name="Standard">
      <style:text-properties style:font-name="Noto Serif" fo:font-weight="bold" style:font-weight-asian="bold" style:font-weight-complex="bold"/>
    </style:style>
    <style:style style:name="P6" style:family="paragraph" style:parent-style-name="Standard">
      <style:text-properties style:font-name="Noto Serif" fo:font-weight="bold" officeooo:rsid="001f3170" officeooo:paragraph-rsid="001f3170" style:font-weight-asian="bold" style:font-weight-complex="bold"/>
    </style:style>
    <style:style style:name="P7" style:family="paragraph" style:parent-style-name="Standard">
      <style:text-properties style:font-name="Noto Serif" fo:font-weight="bold" officeooo:rsid="00209573" officeooo:paragraph-rsid="00209573" style:font-weight-asian="bold" style:font-weight-complex="bold"/>
    </style:style>
    <style:style style:name="P8" style:family="paragraph" style:parent-style-name="Standard" style:master-page-name="">
      <loext:graphic-properties draw:fill="none"/>
      <style:paragraph-properties fo:margin-left="0.1252in" fo:margin-right="0in" fo:text-indent="0in" style:auto-text-indent="false" style:page-number="auto" fo:background-color="transparent"/>
      <style:text-properties style:font-name="Noto Serif" officeooo:rsid="00229a11" officeooo:paragraph-rsid="00229a11"/>
    </style:style>
    <style:style style:name="P9" style:family="paragraph" style:parent-style-name="Standard">
      <loext:graphic-properties draw:fill="none"/>
      <style:paragraph-properties fo:margin-left="0.1252in" fo:margin-right="0in" fo:text-indent="0in" style:auto-text-indent="false" fo:background-color="transparent"/>
      <style:text-properties style:font-name="Noto Serif" officeooo:rsid="00229a11" officeooo:paragraph-rsid="00229a11"/>
    </style:style>
    <style:style style:name="P10" style:family="paragraph" style:parent-style-name="Standard">
      <loext:graphic-properties draw:fill="none"/>
      <style:paragraph-properties fo:margin-left="0.1252in" fo:margin-right="0in" fo:text-indent="0in" style:auto-text-indent="false" fo:background-color="transparent"/>
      <style:text-properties style:font-name="Noto Serif" officeooo:rsid="001f3170" officeooo:paragraph-rsid="001f3170"/>
    </style:style>
    <style:style style:name="P11" style:family="paragraph" style:parent-style-name="Standard">
      <loext:graphic-properties draw:fill="none"/>
      <style:paragraph-properties fo:margin-left="0.1252in" fo:margin-right="0in" fo:text-indent="0in" style:auto-text-indent="false" fo:background-color="transparent"/>
      <style:text-properties style:font-name="Noto Serif" officeooo:rsid="00209573" officeooo:paragraph-rsid="00209573"/>
    </style:style>
    <style:style style:name="P12" style:family="paragraph" style:parent-style-name="Standard" style:master-page-name="">
      <loext:graphic-properties draw:fill="none"/>
      <style:paragraph-properties fo:margin-left="0.1252in" fo:margin-right="0in" fo:text-indent="0in" style:auto-text-indent="false" style:page-number="auto" fo:background-color="transparent"/>
      <style:text-properties style:font-name="Noto Serif"/>
    </style:style>
    <style:style style:name="P13" style:family="paragraph" style:parent-style-name="Standard" style:master-page-name="">
      <loext:graphic-properties draw:fill="none"/>
      <style:paragraph-properties fo:margin-left="0.1252in" fo:margin-right="0in" fo:text-indent="0in" style:auto-text-indent="false" style:page-number="auto" fo:background-color="transparent"/>
      <style:text-properties style:font-name="Noto Serif"/>
    </style:style>
    <style:style style:name="P14" style:family="paragraph" style:parent-style-name="Standard" style:master-page-name="">
      <loext:graphic-properties draw:fill="none"/>
      <style:paragraph-properties fo:margin-left="0.1252in" fo:margin-right="0in" fo:text-indent="0in" style:auto-text-indent="false" style:page-number="auto" fo:background-color="transparent"/>
      <style:text-properties style:font-name="Noto Serif" officeooo:rsid="001f3170" officeooo:paragraph-rsid="001f3170"/>
    </style:style>
    <style:style style:name="P15" style:family="paragraph" style:parent-style-name="Standard" style:master-page-name="">
      <loext:graphic-properties draw:fill="none"/>
      <style:paragraph-properties fo:margin-left="0.3752in" fo:margin-right="0in" fo:text-indent="0in" style:auto-text-indent="false" style:page-number="auto" fo:background-color="transparent"/>
      <style:text-properties style:font-name="Noto Serif" officeooo:rsid="00229a11" officeooo:paragraph-rsid="00229a11"/>
    </style:style>
    <style:style style:name="P16" style:family="paragraph" style:parent-style-name="Standard">
      <loext:graphic-properties draw:fill="none"/>
      <style:paragraph-properties fo:margin-left="0.3752in" fo:margin-right="0in" fo:text-indent="0in" style:auto-text-indent="false" fo:background-color="transparent"/>
      <style:text-properties style:font-name="Noto Serif" officeooo:rsid="00247098" officeooo:paragraph-rsid="00247098"/>
    </style:style>
    <style:style style:name="P17" style:family="paragraph" style:parent-style-name="Standard">
      <loext:graphic-properties draw:fill="none"/>
      <style:paragraph-properties fo:margin-left="0.1866in" fo:margin-right="0in" fo:text-indent="0in" style:auto-text-indent="false" fo:background-color="transparent"/>
      <style:text-properties style:font-name="Noto Serif" officeooo:rsid="00229a11" officeooo:paragraph-rsid="00229a11"/>
    </style:style>
    <style:style style:name="P18" style:family="paragraph" style:parent-style-name="Standard">
      <loext:graphic-properties draw:fill="none"/>
      <style:paragraph-properties fo:margin-left="0.1866in" fo:margin-right="0in" fo:text-indent="0in" style:auto-text-indent="false" fo:background-color="transparent"/>
      <style:text-properties style:font-name="Noto Serif" officeooo:rsid="0021db7e" officeooo:paragraph-rsid="0021db7e"/>
    </style:style>
    <style:style style:name="P19" style:family="paragraph" style:parent-style-name="Standard" style:master-page-name="">
      <loext:graphic-properties draw:fill="none"/>
      <style:paragraph-properties fo:margin-left="0.1866in" fo:margin-right="0in" fo:text-indent="0in" style:auto-text-indent="false" style:page-number="auto" fo:background-color="transparent"/>
      <style:text-properties style:font-name="Noto Serif" officeooo:rsid="00209573" officeooo:paragraph-rsid="00209573"/>
    </style:style>
    <style:style style:name="P20" style:family="paragraph" style:parent-style-name="Standard">
      <loext:graphic-properties draw:fill="none"/>
      <style:paragraph-properties fo:margin-left="0.4366in" fo:margin-right="0in" fo:text-indent="0in" style:auto-text-indent="false" fo:background-color="transparent"/>
      <style:text-properties style:font-name="Noto Serif" officeooo:rsid="0021db7e" officeooo:paragraph-rsid="0021db7e"/>
    </style:style>
    <style:style style:name="P21" style:family="paragraph" style:parent-style-name="Standard" style:master-page-name="">
      <loext:graphic-properties draw:fill="none"/>
      <style:paragraph-properties fo:margin-left="0.4366in" fo:margin-right="0in" fo:text-indent="0in" style:auto-text-indent="false" style:page-number="auto" fo:background-color="transparent"/>
      <style:text-properties style:font-name="Noto Serif" officeooo:rsid="0021db7e" officeooo:paragraph-rsid="0021db7e"/>
    </style:style>
    <style:style style:name="T1" style:family="text">
      <style:text-properties officeooo:rsid="001f3170"/>
    </style:style>
    <style:style style:name="T2" style:family="text">
      <style:text-properties fo:font-weight="bold" style:font-weight-asian="bold" style:font-weight-complex="bold"/>
    </style:style>
    <style:style style:name="T3" style:family="text">
      <style:text-properties fo:font-weight="bold" officeooo:rsid="001f3170"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officeooo:rsid="001f3170"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1f3170" style:font-style-asian="normal" style:font-style-complex="normal"/>
    </style:style>
    <style:style style:name="T8" style:family="text">
      <style:text-properties fo:font-style="normal" officeooo:rsid="00229a11" style:font-style-asian="normal" style:font-style-complex="normal"/>
    </style:style>
    <style:style style:name="T9" style:family="text">
      <style:text-properties fo:font-style="normal" officeooo:rsid="00247098" style:font-style-asian="normal" style:font-style-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fo:font-weight="bold" officeooo:rsid="001f3170" style:font-style-asian="normal" style:font-weight-asian="bold" style:font-style-complex="normal" style:font-weight-complex="bold"/>
    </style:style>
    <style:style style:name="T12" style:family="text">
      <style:text-properties officeooo:rsid="0024709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ô tả cho chức năng lưu trữ hồ sơ định danh:</text:p>
      <text:p text:style-name="P1">- <text:span text:style-name="T2">Lý do và Mục tiêu:</text:span></text:p>
      <text:p text:style-name="P8">+ Hồ sơ gây quỹ cần phải có hồ sơ định danh của người tạo chiến dịch được xác minh. → Cần có hồ sơ định danh và hồ sơ định danh được xác minh.</text:p>
      <text:p text:style-name="P9">+ Hồ sơ định danh có 2 loại thông tin cơ bản là: <text:span text:style-name="T4">(i) thông tin được công khai</text:span> (điều này là bắt buộc đối với người tạo chiến dịch, thông tin được công khai với những người đóng góp); <text:span text:style-name="T4">(ii) thông tin cá nhân nhạy cảm </text:span>(có thể được dùng để xác minh). → Do đó cần lưu trữ thông tin cá nhân nhạy cảm một cách bí mật và toàn vẹn. </text:p>
      <text:p text:style-name="P9">+ Chia sẻ thông tin cá nhân giữa người dùng và người xác minh phải đảm bảo được các yếu tố:</text:p>
      <text:p text:style-name="P15"><text:span text:style-name="T12">(1) Chỉ có người dùng và người xác minh mới có thể đọc được thông tin.</text:span></text:p>
      <text:p text:style-name="P16">(2) Việc xác minh cho một hồ sơ được minh bạch. Tức biết ai là người đã xác minh cho hồ sơ, và vào thời gian nào.</text:p>
      <text:p text:style-name="P4"/>
      <text:p text:style-name="P1">-<text:span text:style-name="T2"> Các đối tượng:</text:span></text:p>
      <text:p text:style-name="P12"><text:span text:style-name="T1">+ </text:span><text:span text:style-name="T3">User</text:span><text:span text:style-name="T1">: người dùng tạo hồ sơ định danh, người tạo chiến dịch gây quỹ.</text:span></text:p>
      <text:p text:style-name="P10">+ <text:span text:style-name="T2">Verifier:</text:span> người xác minh cho một hồ sơ định danh. Có thể là nhân viên trong hệ thống, tình nguyện viên.</text:p>
      <text:p text:style-name="P10">+ <text:span text:style-name="T2">Administrator:</text:span> người quản lí danh sách các verifier. Hay người sẽ deploy contract lên blockchain.</text:p>
      <text:p text:style-name="P2"/>
      <text:p text:style-name="P5">- Các tiến trình:</text:p>
      <text:p text:style-name="P12"><text:span text:style-name="T1">+ Lập hồ sơ định danh.</text:span></text:p>
      <text:p text:style-name="P10">+ Chia sẻ thông tin hồ sơ định danh.</text:p>
      <text:p text:style-name="P2"/>
      <text:p text:style-name="P6">- Tiến trình lập hồ sơ định danh:</text:p>
      <text:p text:style-name="P14">+ User nhập thông tin định danh.</text:p>
      <text:p text:style-name="P10">+ User nhập một chìa khóa bảo vệ hồ sơ định danh, được gọi là <text:span text:style-name="T2">SecretKey</text:span>. <text:span text:style-name="T2">SecretKey</text:span> được dùng cho 2 mục đích: <text:span text:style-name="T4">(1) làm key cho thuật toán AES dùng để mã hóa các thông tin nhạy cảm của người dùng trước khi lưu trữ. (2) làm passphrase cho việc tạo cặp Public key / Private key.</text:span></text:p>
      <text:p text:style-name="P10">+ Tiến hành tạo cặp key <text:span text:style-name="T2">Pub / Priv</text:span> ngẫu nhiên theo thuật toán RSA với passphrase là SecretKey mà user nhập vào. Pub key sẽ được lưu trữ cùng hồ sơ định danh trên blockchain. Priv key sẽ cho user tải về máy để lưu trữ. (ví dụ: tải về dạng file .pem hoặc dạng khác)</text:p>
      <text:p text:style-name="P11">+ Mã hóa các thông tin nhạy cảm với thuật toán AES và key là SecretKey.</text:p>
      <text:p text:style-name="P3"/>
      <text:p text:style-name="P7">- Tiến trình chia sẻ thông tin hồ sơ định danh:</text:p>
      <text:p text:style-name="P3">+ Verifier sẽ chọn một hồ sơ định danh.</text:p>
      <text:p text:style-name="P19"><text:soft-page-break/>+ Verifier sẽ nhập một mã bí mật được dùng để bảo vệ tiến trình chia sẻ thông tin cá nhân được gọi là <text:span text:style-name="T2">ShareKey.</text:span> <text:span text:style-name="T2">ShareKey</text:span> được dùng làm<text:span text:style-name="T5"> key cho thuật toán AES dùng để mã hóa các thông tin nhạy cảm của người dùng khi chia sẻ;</text:span></text:p>
      <text:p text:style-name="P18"><text:span text:style-name="T5">+ </text:span><text:span text:style-name="T7">Verifier thực hiện lấy </text:span><text:span text:style-name="T11">Pub key</text:span><text:span text:style-name="T7"> của User </text:span><text:span text:style-name="T6">(đã được lưu vào hồ sơ định danh trước đó) mã hóa ShareKey bằng thuật toán RSA (kết quả của bước này gọi là </text:span><text:span text:style-name="T10">ShareKey_encrypted</text:span><text:span text:style-name="T6">) và gửi kèm thông điệp “Tôi muốn lấy thông tin cá nhân của bạn để xác thực” cho User.</text:span></text:p>
      <text:p text:style-name="P18"><text:span text:style-name="T6">+ User nhận được thông điệp và phản hồi bằng cách thực hiện:</text:span></text:p>
      <text:p text:style-name="P21"><text:span text:style-name="T6">(</text:span><text:span text:style-name="T9">1</text:span><text:span text:style-name="T6">) Giải mã </text:span><text:span text:style-name="T4">ShareKey_encrypted</text:span><text:span text:style-name="T6"> bằng </text:span><text:span text:style-name="T10">Priv key</text:span><text:span text:style-name="T6"> và passphrase (chính là </text:span><text:span text:style-name="T10">SecretKey</text:span><text:span text:style-name="T6">) lấy được </text:span><text:span text:style-name="T10">ShareKey</text:span><text:span text:style-name="T6">.</text:span></text:p>
      <text:p text:style-name="P20"><text:span text:style-name="T6">(</text:span><text:span text:style-name="T9">2</text:span><text:span text:style-name="T6">) Giải mã các thông tin cá nhân nhạy cảm trong hồ sơ định danh bằng </text:span><text:span text:style-name="T10">SecretKey</text:span><text:span text:style-name="T6">.</text:span></text:p>
      <text:p text:style-name="P20"><text:span text:style-name="T6">(</text:span><text:span text:style-name="T9">3</text:span><text:span text:style-name="T6">) Mã hóa thông tin cá nhân nhạy cảm </text:span><text:span text:style-name="T8">(thông tin đã được giải mã ở bước trước)</text:span><text:span text:style-name="T6"> bằng ShareKey với thuật toán AES.</text:span></text:p>
      <text:p text:style-name="P20"><text:span text:style-name="T6">(</text:span><text:span text:style-name="T9">4</text:span><text:span text:style-name="T6">) Gửi thông tin đã mã hóa cho Verifier.</text:span></text:p>
      <text:p text:style-name="P18"><text:span text:style-name="T6">+ Verifier tiến hành giải mã thông điệp mà User đã gửi bằng ShareKey lấy ra được thông tin cá nhân hoàn chỉnh của User.</text:span></text:p>
      <text:p text:style-name="P17"><text:span text:style-name="T6">+ Verifier dựa vào thông tin cá nhân của User và tiến hành xác minh.</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Noto Serif" svg:font-family="'Noto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3T12:52:21.606272865</meta:creation-date>
    <dc:date>2019-09-23T13:48:12.117931088</dc:date>
    <meta:editing-duration>PT9M7S</meta:editing-duration>
    <meta:editing-cycles>2</meta:editing-cycles>
    <meta:generator>LibreOffice/6.2.6.2$Linux_X86_64 LibreOffice_project/20$Build-2</meta:generator>
    <meta:document-statistic meta:table-count="0" meta:image-count="0" meta:object-count="0" meta:page-count="2" meta:paragraph-count="30" meta:word-count="651" meta:character-count="2979" meta:non-whitespace-character-count="2357"/>
  </office:meta>
</office:document-meta>
</file>